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fo:font-variant="normal" fo:text-transform="none" fo:color="#000000" style:font-name="Arial1" fo:font-size="15pt" fo:letter-spacing="normal" fo:font-style="normal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b82ce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c32e7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style:font-name="Times New Roman" fo:font-size="12pt" fo:font-weight="normal" officeooo:rsid="00208551" style:font-name-asian="ArialMT" style:font-size-asian="12pt" style:font-weight-asian="normal" style:font-name-complex="ArialMT" style:font-size-complex="12pt" style:font-weight-complex="normal"/>
    </style:style>
    <style:style style:name="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11" style:family="text">
      <style:text-properties style:use-window-font-color="true" fo:font-weight="bold" officeooo:rsid="001c32e7" style:font-name-asian="Helvetica-Bold" style:font-weight-asian="bold" style:font-name-complex="Helvetica-Bold" style:font-weight-complex="bold"/>
    </style:style>
    <style:style style:name="T12" style:family="text">
      <style:text-properties style:use-window-font-color="true" fo:font-weight="bold" officeooo:rsid="001ebdcb" style:font-name-asian="Helvetica-Bold" style:font-weight-asian="bold" style:font-name-complex="Helvetica-Bold" style:font-weight-complex="bold"/>
    </style:style>
    <style:style style:name="T13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4" style:family="text">
      <style:text-properties style:use-window-font-color="true" style:font-name="Arial" fo:font-size="14pt" fo:font-weight="bold" officeooo:rsid="00208551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officeooo:rsid="001c32e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officeooo:rsid="001ebdcb"/>
    </style:style>
    <style:style style:name="T23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00006035936" text:id="ct14030000603593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00006036224" text:id="ct14030000603622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00006036432" text:id="ct14030000603643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00005863664" text:id="ct14030000586366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00006038272" text:id="ct14030000603827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00005838144" text:id="ct14030000583814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300006035936"/><text:change-start text:change-id="ct140300006036224"/>Adopt<text:change-end text:change-id="ct140300006036224"/>ed<text:change-start text:change-id="ct140300006036432"/> as a <text:change-end text:change-id="ct140300006036432"/>NMRA <text:change-start text:change-id="ct140300005863664"/>Standard<text:change-end text:change-id="ct140300005863664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140300006038272"/><text:change-start text:change-id="ct140300005838144"/>Version History<text:change-end text:change-id="ct14030000583814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</text:span></text:span><text:span text:style-name="Page_20_Number"><text:span text:style-name="T5">8</text:span></text:span><text:span text:style-name="Page_20_Number"><text:span text:style-name="T3">, 201</text:span></text:span><text:span text:style-name="Page_20_Number"><text:span text:style-name="T4">6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22">submitted for public comment</text:span>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fo:font-variant="normal" fo:text-transform="none" fo:color="#000000" style:font-name="Arial1" fo:font-size="15pt" fo:letter-spacing="normal" fo:font-style="normal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b82ce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208551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style:font-name="Arial" fo:font-size="14pt" fo:font-weight="bold" officeooo:rsid="001c32e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2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4" style:family="text">
      <style:text-properties style:use-window-font-color="true" fo:font-weight="bold" officeooo:rsid="001c32e7" style:font-name-asian="Helvetica-Bold" style:font-weight-asian="bold" style:font-name-complex="Helvetica-Bold" style:font-weight-complex="bold"/>
    </style:style>
    <style:style style:name="MT15" style:family="text">
      <style:text-properties style:use-window-font-color="true" fo:font-weight="bold" officeooo:rsid="001ebdcb" style:font-name-asian="Helvetica-Bold" style:font-weight-asian="bold" style:font-name-complex="Helvetica-Bold" style:font-weight-complex="bold"/>
    </style:style>
    <style:style style:name="M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7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6:26:57.121138167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Firmware Upgrade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8</text:span></text:span><text:span text:style-name="Page_20_Number"><text:span text:style-name="MT9">, 201</text:span></text:span><text:span text:style-name="Page_20_Number"><text:span text:style-name="MT11">6</text:span></text:span></text:p>
            </table:table-cell>
            <table:table-cell table:style-name="Table1.C1" office:value-type="string">
              <text:p text:style-name="MP12"><text:span text:style-name="MT12">S-</text:span><text:span text:style-name="MT13">9.7.</text:span><text:span text:style-name="MT14">4</text:span><text:span text:style-name="MT13">.</text:span><text:span text:style-name="MT15">4</text:span><text:span text:style-name="MT16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7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1</meta:editing-cycles>
    <meta:editing-duration>PT18H58M31S</meta:editing-duration>
    <meta:generator>LibreOffice/4.4.0.3$MacOSX_X86_64 LibreOffice_project/de093506bcdc5fafd9023ee680b8c60e3e0645d7</meta:generator>
    <dc:date>2016-02-08T16:26:56.941053000</dc:date>
    <meta:printed-by>Bob Jacobsen</meta:printed-by>
    <meta:print-date>2010-09-15T08:46:04</meta:print-date>
    <meta:document-statistic meta:table-count="2" meta:image-count="1" meta:object-count="0" meta:page-count="1" meta:paragraph-count="14" meta:word-count="79" meta:character-count="476" meta:non-whitespace-character-count="404"/>
  </office:meta>
</office:document-meta>
</file>